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7327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1.5492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3.3555in"/>
    </style:style>
    <style:style style:name="co8" style:family="table-column">
      <style:table-column-properties fo:break-before="auto" style:column-width="7.5425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1.772in"/>
    </style:style>
    <style:style style:name="co11" style:family="table-column">
      <style:table-column-properties fo:break-before="auto" style:column-width="2.7047in"/>
    </style:style>
    <style:style style:name="co12" style:family="table-column">
      <style:table-column-properties fo:break-before="auto" style:column-width="8.1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5.3063in" fo:break-before="auto" style:use-optimal-row-height="true"/>
    </style:style>
    <style:style style:name="ro5" style:family="table-row">
      <style:table-row-properties style:row-height="4.7571in" fo:break-before="auto" style:use-optimal-row-height="false"/>
    </style:style>
    <style:style style:name="ro6" style:family="table-row">
      <style:table-row-properties style:row-height="5.4618in" fo:break-before="auto" style:use-optimal-row-height="true"/>
    </style:style>
    <style:style style:name="ro7" style:family="table-row">
      <style:table-row-properties style:row-height="6.3945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5.722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style:vertical-align="top"/>
    </style:style>
    <style:style style:name="ce15" style:family="table-cell" style:parent-style-name="Default">
      <style:table-cell-properties fo:background-color="transparent" style:vertical-align="to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wrap-option="wrap" style:vertical-align="top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 fo:wrap-option="wrap" style:vertical-align="top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9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CAUSAL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Final</text:p>
          </table:table-cell>
          <table:table-cell table:style-name="ce8" office:value-type="string" calcext:value-type="string">
            <text:p>(("causality"[MeSH] OR "causal*"[Title/Abstract])</text:p>
          </table:table-cell>
          <table:table-cell office:value-type="string" calcext:value-type="string">
            <text:p><text:s/>AND 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UICIDE</text:p>
          </table:table-cell>
          <table:table-cell table:style-name="ce6" office:value-type="string" calcext:value-type="string">
            <text:p>INCLUDE</text:p>
          </table:table-cell>
          <table:table-cell table:style-name="ce5" office:value-type="string" calcext:value-type="string">
            <text:p>Combined</text:p>
          </table:table-cell>
          <table:table-cell table:style-name="ce8" office:value-type="string" calcext:value-type="string">
            <text:p>"Suicide Prevention"[Mesh] OR "Suicide, Attempted"[Mesh] OR "Suicide, Completed"[Mesh] OR "Suicide"[Mesh:NoExp] OR "Intentional Poisoning*"[Title/Abstract] OR "suicid*"[Title/Abstract]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SUICIDE</text:p>
          </table:table-cell>
          <table:table-cell table:style-name="ce6" office:value-type="string" calcext:value-type="string">
            <text:p>EXCLUDE</text:p>
          </table:table-cell>
          <table:table-cell table:style-name="ce5" office:value-type="string" calcext:value-type="string">
            <text:p>Combined</text:p>
          </table:table-cell>
          <table:table-cell table:style-name="ce8" office:value-type="string" calcext:value-type="string">
            <text:p>"Suicide, assisted"[Mesh] OR "Euthanasia"[Mesh] OR "Right to Die"[Mesh] OR "Suicide, Assisted"[Mesh] OR "assisted suicide"[Title/Abstract] OR "Euthanasia"[Title/Abstract] OR "physician-assisted suicide"[Title/Abstract] OR "Right to Die"[Title/Abstract]</text:p>
          </table:table-cell>
          <table:table-cell table:style-name="ce11" table:number-columns-repeated="1020"/>
        </table:table-row>
        <table:table-row table:style-name="ro3">
          <table:table-cell office:value-type="string" calcext:value-type="string">
            <text:p>SUICIDE</text:p>
          </table:table-cell>
          <table:table-cell table:style-name="ce7" office:value-type="string" calcext:value-type="string">
            <text:p>Differenc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(("Suicide Prevention"[Mesh] OR "Suicide, Attempted"[Mesh] OR "Suicide, Completed"[Mesh] OR "Suicide"[Mesh:NoExp] OR "Intentional Poisoning*"[Title/Abstract] OR "suicid*"[Title/Abstract]) NOT ("Suicide, assisted"[Mesh] OR "Euthanasia"[Mesh] OR "Right to Die"[Mesh] OR "Suicide, Assisted"[Mesh] OR "assisted suicide"[Title/Abstract] OR "Euthanasia"[Title/Abstract] OR "physician-assisted suicide"[Title/Abstract] OR "Right to Die"[Title/Abstract]))</text:p>
          </table:table-cell>
          <table:table-cell office:value-type="string" calcext:value-type="string">
            <text:p><text:s/>AND 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mbined</text:p>
          </table:table-cell>
          <table:table-cell table:style-name="ce8" office:value-type="string" calcext:value-type="string">
            <text:p>"Mediation Analysis"[Mesh] OR "Mendelian Randomization Analysis"[MeSH] OR "Analysis of Moment Structure*"[Title/Abstract] OR "Ancestral directed acyclic graph"[Title/Abstract] OR "Ancestral graph factorization"[Title/Abstract] OR "Ancestral graph Markov blanket"[Title/Abstract] OR "Ancestral graph Markov model"[Title/Abstract] OR "Ancestral Graph"[Title/Abstract] OR "Bayesian network*"[Title/Abstract] OR "Causal ancestral graph"[Title/Abstract] OR "Causal belief network"[Title/Abstract] OR "Causal counterfactual graph"[Title/Abstract] OR "causal deep learning"[Title/Abstract] OR "Causal diagram"[Title/Abstract] OR "Causal directed acyclic graph*"[Title/Abstract] OR "Causal discovery"[Title/Abstract] OR "Causal Effect Networks"[Title/Abstract] OR "Causal influence diagram*"[Title/Abstract] OR "Causal influence map*"[Title/Abstract] OR "Causal learning"[Title/Abstract] OR "Causal map*"[Title/Abstract] OR "Causal Markov blanket*"[Title/Abstract] OR "Causal Markov propert*"[Title/Abstract] OR "Causal Model Selection"[Title/Abstract] OR "Causal Path Diagram*"[Title/Abstract] OR "Causal probabilistic graphical model"[Title/Abstract] OR "causal profil*"[Title/Abstract] OR "causal reinforcement learning"[Title/Abstract] OR "Causal skeleton"[Title/Abstract] OR "Causal structure"[Title/Abstract] OR "Confirmatory Factor Analysis"[Title/Abstract] OR "Control Function Approach"[Title/Abstract] OR "Control function method"[Title/Abstract] OR "Counterfactual flow diagram"[Title/Abstract] OR "Counterfactual Framework"[Title/Abstract] OR "Counterfactual Graph"[Title/Abstract] OR "Counterfactual influence diagram"[Title/Abstract] OR "Counterfactual influence map"[Title/Abstract] OR "Counterfactual Markov blanket"[Title/Abstract] OR "Counterfactual Markov property"[Title/Abstract] OR "d-separation"[Title/Abstract] OR "Differences in differences"[Title/Abstract] OR "Directed acyclic causal"[Title/Abstract] OR "Directed Acyclic Graph*"[Title/Abstract] OR "Directed Ancestral Graph*"[Title/Abstract] OR "Directed Separator Graph*"[Title/Abstract] OR "do-calculus"[Title/Abstract] OR "Doubly robust estimat*"[Title/Abstract] OR "G-calibration"[Title/Abstract] OR "G-computation"[Title/Abstract] OR "G-estimation"[Title/Abstract] OR "G-formula*"[Title/Abstract] OR "G-method*"[Title/Abstract] OR "Instrumental variable*"[Title/Abstract] OR "Latent Profile Analysis"[Title/Abstract] OR "Latent Structure Analysis"[Title/Abstract] OR "Latent Variable Analysis"[Title/Abstract] OR "Latent Variable Model"[Title/Abstract] OR "Linear structural relations"[Title/Abstract] OR "Marginal structural*"[Title/Abstract] OR "Maximal ancestral"[Title/Abstract] OR "Measurement Models"[Title/Abstract] OR "Mediation analys*"[Title/Abstract] OR "Mendelian randomization"[Title/Abstract] OR "Neyman-Rubin Causal Model"[Title/Abstract] OR "Partial Ancestral"[Title/Abstract] OR "Path analys*"[Title/Abstract] OR "Path Analysis"[Title/Abstract] OR "Potential outcome*"[Title/Abstract] OR "Potential Outcomes Framework"[Title/Abstract] OR "Regression discontinuity design*"[Title/Abstract] OR "Rubin Causal Model"[Title/Abstract] OR "Rubin causal"[Title/Abstract] OR "Single-World Intervention Graph"[Title/Abstract] OR "Statistical Latent Variable Modeling"[Title/Abstract] OR "Structural Causal Model*"[Title/Abstract] OR "Structural equation*"[Title/Abstract] OR "Structural Relations"[Title/Abstract] OR "Synthetic control*"[Title/Abstract] OR "Targeted Maximum Likelihood Estimation"[Title/Abstract] OR "The principal stratification method"[Title/Abstract] OR "Two-Stage Least Squares"[Title/Abstract] OR "Causation discovery"[Title/Abstract] OR "Causal structure learning"[Title/Abstract] OR "Causal inference discovery"[Title/Abstract] OR "Exploratory causal inference"[Title/Abstract] OR "Mechanistic inference"[Title/Abstract] OR "Causal discovery mining"[Title/Abstract] OR "Causal relationship mining"[Title/Abstract] OR "Causal structure identification"[Title/Abstract] OR "Causal inference learning"[Title/Abstract] OR "Causal graph discovery"[Title/Abstract] OR "Causal network discovery"[Title/Abstract] OR "Causal path discovery"[Title/Abstract] OR "Causal effect inference"[Title/Abstract] OR "Counterfactual analysis"[Title/Abstract] OR "Causal feature selection"[Title/Abstract] OR "Causal feature learning"[Title/Abstract] OR "Causal variable selection"[Title/Abstract] OR "Causal variable learning"[Title/Abstract]</text:p>
          </table:table-cell>
          <table:table-cell table:style-name="ce11" table:number-columns-repeated="1020"/>
        </table:table-row>
        <table:table-row table:style-name="ro1"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EXCLUDE</text:p>
          </table:table-cell>
          <table:table-cell table:style-name="ce5" office:value-type="string" calcext:value-type="string">
            <text:p>Combined</text:p>
          </table:table-cell>
          <table:table-cell table:style-name="ce8" office:value-type="string" calcext:value-type="string">
            <text:p>"theoretical anal*"[Title/Abstract] OR "graph analytic*"[Title/Abstract] OR "graph theoret*"[Title/Abstract]</text:p>
          </table:table-cell>
          <table:table-cell table:style-name="ce11" table:number-columns-repeated="1020"/>
        </table:table-row>
        <table:table-row table:style-name="ro5">
          <table:table-cell office:value-type="string" calcext:value-type="string">
            <text:p>Method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(("Mediation Analysis"[Mesh] OR "Mendelian Randomization Analysis"[MeSH] OR "Analysis of Moment Structure*"[Title/Abstract] OR "Ancestral directed acyclic graph"[Title/Abstract] OR "Ancestral graph factorization"[Title/Abstract] OR "Ancestral graph Markov blanket"[Title/Abstract] OR "Ancestral graph Markov model"[Title/Abstract] OR "Ancestral Graph"[Title/Abstract] OR "Bayesian network*"[Title/Abstract] OR "Causal ancestral graph"[Title/Abstract] OR "Causal belief network"[Title/Abstract] OR "Causal counterfactual graph"[Title/Abstract] OR "causal deep learning"[Title/Abstract] OR "Causal diagram"[Title/Abstract] OR "Causal directed acyclic graph*"[Title/Abstract] OR "Causal discovery"[Title/Abstract] OR "Causal Effect Networks"[Title/Abstract] OR "Causal influence diagram*"[Title/Abstract] OR "Causal influence map*"[Title/Abstract] OR "Causal learning"[Title/Abstract] OR "Causal map*"[Title/Abstract] OR "Causal Markov blanket*"[Title/Abstract] OR "Causal Markov propert*"[Title/Abstract] OR "Causal Model Selection"[Title/Abstract] OR "Causal Path Diagram*"[Title/Abstract] OR "Causal probabilistic graphical model"[Title/Abstract] OR "causal profil*"[Title/Abstract] OR "causal reinforcement learning"[Title/Abstract] OR "Causal skeleton"[Title/Abstract] OR "Causal structure"[Title/Abstract] OR "Confirmatory Factor Analysis"[Title/Abstract] OR "Control Function Approach"[Title/Abstract] OR "Control function method"[Title/Abstract] OR "Counterfactual flow diagram"[Title/Abstract] OR "Counterfactual Framework"[Title/Abstract] OR "Counterfactual Graph"[Title/Abstract] OR "Counterfactual influence diagram"[Title/Abstract] OR "Counterfactual influence map"[Title/Abstract] OR "Counterfactual Markov blanket"[Title/Abstract] OR "Counterfactual Markov property"[Title/Abstract] OR "d-separation"[Title/Abstract] OR "Differences in differences"[Title/Abstract] OR "Directed acyclic causal"[Title/Abstract] OR "Directed Acyclic Graph*"[Title/Abstract] OR "Directed Ancestral Graph*"[Title/Abstract] OR "Directed Separator Graph*"[Title/Abstract] OR "do-calculus"[Title/Abstract] OR "Doubly robust estimat*"[Title/Abstract] OR "G-calibration"[Title/Abstract] OR "G-computation"[Title/Abstract] OR "G-estimation"[Title/Abstract] OR "G-formula*"[Title/Abstract] OR "G-method*"[Title/Abstract] OR "Instrumental variable*"[Title/Abstract] OR "Latent Profile Analysis"[Title/Abstract] OR "Latent Structure Analysis"[Title/Abstract] OR "Latent Variable Analysis"[Title/Abstract] OR "Latent Variable Model"[Title/Abstract] OR "Linear structural relations"[Title/Abstract] OR "Marginal structural*"[Title/Abstract] OR "Maximal ancestral"[Title/Abstract] OR "Measurement Models"[Title/Abstract] OR "Mediation analys*"[Title/Abstract] OR "Mendelian randomization"[Title/Abstract] OR "Neyman-Rubin Causal Model"[Title/Abstract] OR "Partial Ancestral"[Title/Abstract] OR "Path analys*"[Title/Abstract] OR "Path Analysis"[Title/Abstract] OR "Potential outcome*"[Title/Abstract] OR "Potential Outcomes Framework"[Title/Abstract] OR "Regression discontinuity design*"[Title/Abstract] OR "Rubin Causal Model"[Title/Abstract] OR "Rubin causal"[Title/Abstract] OR "Single-World Intervention Graph"[Title/Abstract] OR "Statistical Latent Variable Modeling"[Title/Abstract] OR "Structural Causal Model*"[Title/Abstract] OR "Structural equation*"[Title/Abstract] OR "Structural Relations"[Title/Abstract] OR "Synthetic control*"[Title/Abstract] OR "Targeted Maximum Likelihood Estimation"[Title/Abstract] OR "The principal stratification method"[Title/Abstract] OR "Two-Stage Least Squares"[Title/Abstract]) NOT ("theoretical anal*"[Title/Abstract] OR "graph analytic*"[Title/Abstract] OR "graph theoret*"[Title/Abstract])))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ausal_Suicide_Method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Final_Diffs</text:p>
          </table:table-cell>
          <table:table-cell office:value-type="string" calcext:value-type="string">
            <text:p>(("causality"[MeSH] OR "causal*"[Title/Abstract]) AND (("Suicide Prevention"[Mesh] OR "Suicide, Attempted"[Mesh] OR "Suicide, Completed"[Mesh] OR "Suicide"[Mesh:NoExp] OR "Intentional Poisoning*"[Title/Abstract] OR "suicid*"[Title/Abstract]) NOT ("Suicide, assisted"[Mesh] OR "Euthanasia"[Mesh] OR "Right to Die"[Mesh] OR "Suicide, Assisted"[Mesh] OR "assisted suicide"[Title/Abstract] OR "Euthanasia"[Title/Abstract] OR "physician-assisted suicide"[Title/Abstract] OR "Right to Die"[Title/Abstract])) AND (("Mediation Analysis"[Mesh] OR "Mendelian Randomization Analysis"[MeSH] OR "Analysis of Moment Structure*"[Title/Abstract] OR "Ancestral directed acyclic graph"[Title/Abstract] OR "Ancestral graph factorization"[Title/Abstract] OR "Ancestral graph Markov blanket"[Title/Abstract] OR "Ancestral graph Markov model"[Title/Abstract] OR "Ancestral Graph"[Title/Abstract] OR "Bayesian network*"[Title/Abstract] OR "Causal ancestral graph"[Title/Abstract] OR "Causal belief network"[Title/Abstract] OR "Causal counterfactual graph"[Title/Abstract] OR "causal deep learning"[Title/Abstract] OR "Causal diagram"[Title/Abstract] OR "Causal directed acyclic graph*"[Title/Abstract] OR "Causal discovery"[Title/Abstract] OR "Causal Effect Networks"[Title/Abstract] OR "Causal influence diagram*"[Title/Abstract] OR "Causal influence map*"[Title/Abstract] OR "Causal learning"[Title/Abstract] OR "Causal map*"[Title/Abstract] OR "Causal Markov blanket*"[Title/Abstract] OR "Causal Markov propert*"[Title/Abstract] OR "Causal Model Selection"[Title/Abstract] OR "Causal Path Diagram*"[Title/Abstract] OR "Causal probabilistic graphical model"[Title/Abstract] OR "causal profil*"[Title/Abstract] OR "causal reinforcement learning"[Title/Abstract] OR "Causal skeleton"[Title/Abstract] OR "Causal structure"[Title/Abstract] OR "Confirmatory Factor Analysis"[Title/Abstract] OR "Control Function Approach"[Title/Abstract] OR "Control function method"[Title/Abstract] OR "Counterfactual flow diagram"[Title/Abstract] OR "Counterfactual Framework"[Title/Abstract] OR "Counterfactual Graph"[Title/Abstract] OR "Counterfactual influence diagram"[Title/Abstract] OR "Counterfactual influence map"[Title/Abstract] OR "Counterfactual Markov blanket"[Title/Abstract] OR "Counterfactual Markov property"[Title/Abstract] OR "d-separation"[Title/Abstract] OR "Differences in differences"[Title/Abstract] OR "Directed acyclic causal"[Title/Abstract] OR "Directed Acyclic Graph*"[Title/Abstract] OR "Directed Ancestral Graph*"[Title/Abstract] OR "Directed Separator Graph*"[Title/Abstract] OR "do-calculus"[Title/Abstract] OR "Doubly robust estimat*"[Title/Abstract] OR "G-calibration"[Title/Abstract] OR "G-computation"[Title/Abstract] OR "G-estimation"[Title/Abstract] OR "G-formula*"[Title/Abstract] OR "G-method*"[Title/Abstract] OR "Instrumental variable*"[Title/Abstract] OR "Latent Profile Analysis"[Title/Abstract] OR "Latent Structure Analysis"[Title/Abstract] OR "Latent Variable Analysis"[Title/Abstract] OR "Latent Variable Model"[Title/Abstract] OR "Linear structural relations"[Title/Abstract] OR "Marginal structural*"[Title/Abstract] OR "Maximal ancestral"[Title/Abstract] OR "Measurement Models"[Title/Abstract] OR "Mediation analys*"[Title/Abstract] OR "Mendelian randomization"[Title/Abstract] OR "Neyman-Rubin Causal Model"[Title/Abstract] OR "Partial Ancestral"[Title/Abstract] OR "Path analys*"[Title/Abstract] OR "Path Analysis"[Title/Abstract] OR "Potential outcome*"[Title/Abstract] OR "Potential Outcomes Framework"[Title/Abstract] OR "Regression discontinuity design*"[Title/Abstract] OR "Rubin Causal Model"[Title/Abstract] OR "Rubin causal"[Title/Abstract] OR "Single-World Intervention Graph"[Title/Abstract] OR "Statistical Latent Variable Modeling"[Title/Abstract] OR "Structural Causal Model*"[Title/Abstract] OR "Structural equation*"[Title/Abstract] OR "Structural Relations"[Title/Abstract] OR "Synthetic control*"[Title/Abstract] OR "Targeted Maximum Likelihood Estimation"[Title/Abstract] OR "The principal stratification method"[Title/Abstract] OR "Two-Stage Least Squares"[Title/Abstract]) NOT ("theoretical anal*"[Title/Abstract] OR "graph analytic*"[Title/Abstract] OR "graph theoret*"[Title/Abstract])))</text:p>
          </table:table-cell>
          <table:table-cell office:value-type="string" calcext:value-type="string">
            <text:p><text:s/>NOT 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Final_Diffs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ArtType</text:p>
          </table:table-cell>
          <table:table-cell office:value-type="string" calcext:value-type="string">
            <text:p>(("causality"[MeSH] OR "causal*"[Title/Abstract]) AND (("Suicide Prevention"[Mesh] OR "Suicide, Attempted"[Mesh] OR "Suicide, Completed"[Mesh] OR "Suicide"[Mesh:NoExp] OR "Intentional Poisoning*"[Title/Abstract] OR "suicid*"[Title/Abstract]) NOT ("Suicide, assisted"[Mesh] OR "Euthanasia"[Mesh] OR "Right to Die"[Mesh] OR "Suicide, Assisted"[Mesh] OR "assisted suicide"[Title/Abstract] OR "Euthanasia"[Title/Abstract] OR "physician-assisted suicide"[Title/Abstract] OR "Right to Die"[Title/Abstract])) AND (("Mediation Analysis"[Mesh] OR "Mendelian Randomization Analysis"[MeSH] OR "Analysis of Moment Structure*"[Title/Abstract] OR "Ancestral directed acyclic graph"[Title/Abstract] OR "Ancestral graph factorization"[Title/Abstract] OR "Ancestral graph Markov blanket"[Title/Abstract] OR "Ancestral graph Markov model"[Title/Abstract] OR "Ancestral Graph"[Title/Abstract] OR "Bayesian network*"[Title/Abstract] OR "Causal ancestral graph"[Title/Abstract] OR "Causal belief network"[Title/Abstract] OR "Causal counterfactual graph"[Title/Abstract] OR "causal deep learning"[Title/Abstract] OR "Causal diagram"[Title/Abstract] OR "Causal directed acyclic graph*"[Title/Abstract] OR "Causal discovery"[Title/Abstract] OR "Causal Effect Networks"[Title/Abstract] OR "Causal influence diagram*"[Title/Abstract] OR "Causal influence map*"[Title/Abstract] OR "Causal learning"[Title/Abstract] OR "Causal map*"[Title/Abstract] OR "Causal Markov blanket*"[Title/Abstract] OR "Causal Markov propert*"[Title/Abstract] OR "Causal Model Selection"[Title/Abstract] OR "Causal Path Diagram*"[Title/Abstract] OR "Causal probabilistic graphical model"[Title/Abstract] OR "causal profil*"[Title/Abstract] OR "causal reinforcement learning"[Title/Abstract] OR "Causal skeleton"[Title/Abstract] OR "Causal structure"[Title/Abstract] OR "Confirmatory Factor Analysis"[Title/Abstract] OR "Control Function Approach"[Title/Abstract] OR "Control function method"[Title/Abstract] OR "Counterfactual flow diagram"[Title/Abstract] OR "Counterfactual Framework"[Title/Abstract] OR "Counterfactual Graph"[Title/Abstract] OR "Counterfactual influence diagram"[Title/Abstract] OR "Counterfactual influence map"[Title/Abstract] OR "Counterfactual Markov blanket"[Title/Abstract] OR "Counterfactual Markov property"[Title/Abstract] OR "d-separation"[Title/Abstract] OR "Differences in differences"[Title/Abstract] OR "Directed acyclic causal"[Title/Abstract] OR "Directed Acyclic Graph*"[Title/Abstract] OR "Directed Ancestral Graph*"[Title/Abstract] OR "Directed Separator Graph*"[Title/Abstract] OR "do-calculus"[Title/Abstract] OR "Doubly robust estimat*"[Title/Abstract] OR "G-calibration"[Title/Abstract] OR "G-computation"[Title/Abstract] OR "G-estimation"[Title/Abstract] OR "G-formula*"[Title/Abstract] OR "G-method*"[Title/Abstract] OR "Instrumental variable*"[Title/Abstract] OR "Latent Profile Analysis"[Title/Abstract] OR "Latent Structure Analysis"[Title/Abstract] OR "Latent Variable Analysis"[Title/Abstract] OR "Latent Variable Model"[Title/Abstract] OR "Linear structural relations"[Title/Abstract] OR "Marginal structural*"[Title/Abstract] OR "Maximal ancestral"[Title/Abstract] OR "Measurement Models"[Title/Abstract] OR "Mediation analys*"[Title/Abstract] OR "Mendelian randomization"[Title/Abstract] OR "Neyman-Rubin Causal Model"[Title/Abstract] OR "Partial Ancestral"[Title/Abstract] OR "Path analys*"[Title/Abstract] OR "Path Analysis"[Title/Abstract] OR "Potential outcome*"[Title/Abstract] OR "Potential Outcomes Framework"[Title/Abstract] OR "Regression discontinuity design*"[Title/Abstract] OR "Rubin Causal Model"[Title/Abstract] OR "Rubin causal"[Title/Abstract] OR "Single-World Intervention Graph"[Title/Abstract] OR "Statistical Latent Variable Modeling"[Title/Abstract] OR "Structural Causal Model*"[Title/Abstract] OR "Structural equation*"[Title/Abstract] OR "Structural Relations"[Title/Abstract] OR "Synthetic control*"[Title/Abstract] OR "Targeted Maximum Likelihood Estimation"[Title/Abstract] OR "The principal stratification method"[Title/Abstract] OR "Two-Stage Least Squares"[Title/Abstract]) NOT ("theoretical anal*"[Title/Abstract] OR "graph analytic*"[Title/Abstract] OR "graph theoret*"[Title/Abstract]))) NOT ("Review" [Publication Type] OR "Systematic Review" [Publication Type] OR "Meta-Analysis" [Publication Type] OR "Network Meta-Analysis"[Mesh] <text:s/>OR "Review"[Title] OR "Systematic-Review"[Title] OR "Meta-Analysis"[Title])</text:p>
          </table:table-cell>
          <table:table-cell office:value-type="string" calcext:value-type="string">
            <text:p><text:s/>NOT 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Final_Diffs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ArtTypeAndPopulation</text:p>
          </table:table-cell>
          <table:table-cell office:value-type="string" calcext:value-type="string">
            <text:p><text:span text:style-name="T1">(("causality"[MeSH] OR "causal*"[Title/Abstract]) AND (("Suicide Prevention"[Mesh] OR "Suicide, Attempted"[Mesh] OR "Suicide, Completed"[Mesh] OR "Suicide"[Mesh:NoExp] OR "Intentional Poisoning*"[Title/Abstract] OR "suicid*"[Title/Abstract]) NOT ("Suicide, assisted"[Mesh] OR "Euthanasia"[Mesh] OR "Right to Die"[Mesh] OR "Suicide, Assisted"[Mesh] OR "assisted suicide"[Title/Abstract] OR "Euthanasia"[Title/Abstract] OR "physician-assisted suicide"[Title/Abstract] OR "Right to Die"[Title/Abstract])) AND (("Mediation Analysis"[Mesh] OR "Mendelian Randomization Analysis"[MeSH] OR "Analysis of Moment Structure*"[Title/Abstract] OR "Ancestral directed acyclic graph"[Title/Abstract] OR "Ancestral graph factorization"[Title/Abstract] OR "Ancestral graph Markov blanket"[Title/Abstract] OR "Ancestral graph Markov model"[Title/Abstract] OR "Ancestral Graph"[Title/Abstract] OR "Bayesian network*"[Title/Abstract] OR "Causal ancestral graph"[Title/Abstract] OR "Causal belief network"[Title/Abstract] OR "Causal counterfactual graph"[Title/Abstract] OR "causal deep learning"[Title/Abstract] OR "Causal diagram"[Title/Abstract] OR "Causal directed acyclic graph*"[Title/Abstract] OR "Causal discovery"[Title/Abstract] OR "Causal Effect Networks"[Title/Abstract] OR "Causal influence diagram*"[Title/Abstract] OR "Causal influence map*"[Title/Abstract] OR "Causal learning"[Title/Abstract] OR "Causal map*"[Title/Abstract] OR "Causal Markov blanket*"[Title/Abstract] OR "Causal Markov propert*"[Title/Abstract] OR "Causal Model Selection"[Title/Abstract] OR "Causal Path Diagram*"[Title/Abstract] OR "Causal probabilistic graphical model"[Title/Abstract] OR "causal profil*"[Title/Abstract] OR "causal reinforcement learning"[Title/Abstract] OR "Causal skeleton"[Title/Abstract] OR "Causal structure"[Title/Abstract] OR "Confirmatory Factor Analysis"[Title/Abstract] OR "Control Function Approach"[Title/Abstract] OR "Control function method"[Title/Abstract] OR "Counterfactual flow diagram"[Title/Abstract] OR "Counterfactual Framework"[Title/Abstract] OR "Counterfactual Graph"[Title/Abstract] OR "Counterfactual influence diagram"[Title/Abstract] OR "Counterfactual influence map"[Title/Abstract] OR "Counterfactual Markov blanket"[Title/Abstract] OR "Counterfactual Markov property"[Title/Abstract] OR "d-separation"[Title/Abstract] OR "Differences in differences"[Title/Abstract] OR "Directed acyclic causal"[Title/Abstract] OR "Directed Acyclic Graph*"[Title/Abstract] OR "Directed Ancestral Graph*"[Title/Abstract] OR "Directed Separator Graph*"[Title/Abstract] OR "do-calculus"[Title/Abstract] OR "Doubly robust estimat*"[Title/Abstract] OR "G-calibration"[Title/Abstract] OR "G-computation"[Title/Abstract] OR "G-estimation"[Title/Abstract] OR "G-formula*"[Title/Abstract] OR "G-method*"[Title/Abstract] OR "Instrumental variable*"[Title/Abstract] OR "Latent Profile Analysis"[Title/Abstract] OR "Latent Structure Analysis"[Title/Abstract] OR "Latent Variable Analysis"[Title/Abstract] OR "Latent Variable Model"[Title/Abstract] OR "Linear structural relations"[Title/Abstract] OR "Marginal structural*"[Title/Abstract] OR "Maximal ancestral"[Title/Abstract] OR "Measurement Models"[Title/Abstract] OR "Mediation analys*"[Title/Abstract] OR "Mendelian randomization"[Title/Abstract] OR "Neyman-Rubin Causal Model"[Title/Abstract] OR "Partial Ancestral"[Title/Abstract] OR "Path analys*"[Title/Abstract] OR "Path Analysis"[Title/Abstract] OR "Potential outcome*"[Title/Abstract] OR "Potential Outcomes Framework"[Title/Abstract] OR "Regression discontinuity design*"[Title/Abstract] OR "Rubin Causal Model"[Title/Abstract] OR "Rubin causal"[Title/Abstract] OR "Single-World Intervention Graph"[Title/Abstract] OR "Statistical Latent Variable Modeling"[Title/Abstract] OR "Structural Causal Model*"[Title/Abstract] OR "Structural equation*"[Title/Abstract] OR "Structural Relations"[Title/Abstract] OR "Synthetic control*"[Title/Abstract] OR "Targeted Maximum Likelihood Estimation"[Title/Abstract] OR "The principal stratification method"[Title/Abstract] OR "Two-Stage Least Squares"[Title/Abstract] OR "Causation discovery"[Title/Abstract] OR "Causal structure learning"[Title/Abstract] OR "Causal inference discovery"[Title/Abstract] OR "Exploratory causal inference"[Title/Abstract] OR "Mechanistic inference"[Title/Abstract] OR "Causal discovery mining"[Title/Abstract] OR "Causal relationship mining"[Title/Abstract] OR "Causal structure identification"[Title/Abstract] OR "Causal inference learning"[Title/Abstract] OR "Causal graph discovery"[Title/Abstract] OR "Causal network discovery"[Title/Abstract] OR "Causal path discovery"[Title/Abstract] OR "Causal effect inference"[Title/Abstract] OR "Counterfactual analysis"[Title/Abstract] OR "Causal feature selection"[Title/Abstract] OR "Causal feature learning"[Title/Abstract] OR "Causal variable selection"[Title/Abstract] OR "Causal variable learning"[Title/Abstract]</text:span>) NOT ("theoretical anal*"[Title/Abstract] OR "graph analytic*"[Title/Abstract] OR "graph theoret*"[Title/Abstract]))) NOT ("Review" [Publication Type] OR "Systematic Review" [Publication Type] OR "Meta-Analysis" [Publication Type] OR "Network Meta-Analysis"[Mesh]  OR "Review"[Title] OR "Systematic-Review"[Title] OR "Meta-Analysis"[Title] OR "Adolescent"[Mesh] OR "Child"[Mesh]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_terms" table:style-name="ta1">
        <office:forms form:automatic-focus="false" form:apply-design-mode="false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31"/>
        <table:table-column table:style-name="co8" table:default-cell-style-name="ce31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2" table:number-columns-repeated="1016" table:default-cell-style-name="ce20"/>
        <table:table-row table:style-name="ro1">
          <table:table-cell table:style-name="ce12" office:value-type="string" calcext:value-type="string">
            <text:p>DOMAIN</text:p>
          </table:table-cell>
          <table:table-cell table:style-name="ce12" office:value-type="string" calcext:value-type="string">
            <text:p>INCLUDE_EXCLUDE</text:p>
          </table:table-cell>
          <table:table-cell table:style-name="ce12" office:value-type="string" calcext:value-type="string">
            <text:p>FIELD</text:p>
          </table:table-cell>
          <table:table-cell table:style-name="ce16" office:value-type="string" calcext:value-type="string">
            <text:p>Query</text:p>
          </table:table-cell>
          <table:table-cell table:style-name="ce16" office:value-type="string" calcext:value-type="string">
            <text:p>Combined Query</text:p>
          </table:table-cell>
          <table:table-cell table:style-name="ce19" office:value-type="string" calcext:value-type="string">
            <text:p>Result_Counts</text:p>
          </table:table-cell>
          <table:table-cell table:style-name="ce19" office:value-type="string" calcext:value-type="string">
            <text:p>Question</text:p>
          </table:table-cell>
          <table:table-cell table:style-name="ce19" office:value-type="string" calcext:value-type="string">
            <text:p>Notes</text:p>
          </table:table-cell>
          <table:table-cell table:style-name="ce19" table:number-columns-repeated="1015"/>
          <table:table-cell/>
        </table:table-row>
        <table:table-row table:style-name="ro1">
          <table:table-cell table:style-name="ce13" office:value-type="string" calcext:value-type="string">
            <text:p>Intention</text:p>
          </table:table-cell>
          <table:table-cell table:style-name="ce13" office:value-type="string" calcext:value-type="string">
            <text:p>INCLUDE</text:p>
          </table:table-cell>
          <table:table-cell table:style-name="ce13" office:value-type="string" calcext:value-type="string">
            <text:p>MeSH</text:p>
          </table:table-cell>
          <table:table-cell table:style-name="ce17" office:value-type="string" calcext:value-type="string">
            <text:p>"causality"[MeSH]</text:p>
          </table:table-cell>
          <table:table-cell table:style-name="ce16"/>
          <table:table-cell table:style-name="ce19" table:number-columns-repeated="1018"/>
          <table:table-cell/>
        </table:table-row>
        <table:table-row table:style-name="ro1">
          <table:table-cell table:style-name="ce13" office:value-type="string" calcext:value-type="string">
            <text:p>Intention</text:p>
          </table:table-cell>
          <table:table-cell table:style-name="ce13" office:value-type="string" calcext:value-type="string">
            <text:p>INCLUDE</text:p>
          </table:table-cell>
          <table:table-cell table:style-name="ce13" office:value-type="string" calcext:value-type="string">
            <text:p>Title/Abstract</text:p>
          </table:table-cell>
          <table:table-cell table:style-name="ce17" office:value-type="string" calcext:value-type="string">
            <text:p>"causal*"[Title/Abstract]</text:p>
          </table:table-cell>
          <table:table-cell table:style-name="ce16"/>
          <table:table-cell table:style-name="ce19" table:number-columns-repeated="1018"/>
          <table:table-cell/>
        </table:table-row>
        <table:table-row table:style-name="ro1">
          <table:table-cell table:style-name="ce12" office:value-type="string" calcext:value-type="string">
            <text:p>INTENTION</text:p>
          </table:table-cell>
          <table:table-cell table:style-name="ce12" office:value-type="string" calcext:value-type="string">
            <text:p>INCLUDE</text:p>
          </table:table-cell>
          <table:table-cell table:style-name="ce12" office:value-type="string" calcext:value-type="string">
            <text:p>Combined</text:p>
          </table:table-cell>
          <table:table-cell table:style-name="ce16" office:value-type="string" calcext:value-type="string">
            <text:p>"causality"[MeSH] OR "causal*"[Title/Abstract]</text:p>
          </table:table-cell>
          <table:table-cell table:style-name="ce17" table:formula="of:=COM.MICROSOFT.TEXTJOIN(&quot; OR &quot;;1;[.D2];[.D3])" office:value-type="string" office:string-value="&quot;causality&quot;[MeSH] OR &quot;causal*&quot;[Title/Abstract]" calcext:value-type="string">
            <text:p>"causality"[MeSH] OR "causal*"[Title/Abstract]</text:p>
          </table:table-cell>
          <table:table-cell table:style-name="ce19" table:number-columns-repeated="1018"/>
          <table:table-cell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Suicide Prevention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Suicide, Attempted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Suicide, Completed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Suicide"[Mesh:NoExp]</text:p>
          </table:table-cell>
          <table:table-cell table:number-columns-repeated="2"/>
          <table:table-cell office:value-type="string" calcext:value-type="string">
            <text:p>See Note</text:p>
          </table:table-cell>
          <table:table-cell office:value-type="string" calcext:value-type="string">
            <text:p>“NoExp needed to avoid “assisted suici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Intentional Poisoning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<text:span text:style-name="T1">"suicid*"</text:span>[Title/Abstract]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8">
          <table:table-cell table:style-name="ce12" office:value-type="string" calcext:value-type="string">
            <text:p>SUICIDE</text:p>
          </table:table-cell>
          <table:table-cell table:style-name="ce15" office:value-type="string" calcext:value-type="string">
            <text:p>INCLUDE</text:p>
          </table:table-cell>
          <table:table-cell table:style-name="ce12" office:value-type="string" calcext:value-type="string">
            <text:p>Combined</text:p>
          </table:table-cell>
          <table:table-cell office:value-type="string" calcext:value-type="string">
            <text:p>"Suicide Prevention"[Mesh] OR "Suicide, Attempted"[Mesh] OR "Suicide, Completed"[Mesh] OR "Suicide"[Mesh:NoExp] OR "Intentional Poisoning*"[Title/Abstract] OR "suicid*"[Title/Abstract]</text:p>
          </table:table-cell>
          <table:table-cell table:formula="of:=COM.MICROSOFT.TEXTJOIN(&quot; OR &quot;;1;[.D5:.D10])" office:value-type="string" office:string-value="&quot;Suicide Prevention&quot;[Mesh] OR &quot;Suicide, Attempted&quot;[Mesh] OR &quot;Suicide, Completed&quot;[Mesh] OR &quot;Suicide&quot;[Mesh:NoExp] OR &quot;Intentional Poisoning*&quot;[Title/Abstract] OR &quot;suicid*&quot;[Title/Abstract]" calcext:value-type="string">
            <text:p>"Suicide Prevention"[Mesh] OR "Suicide, Attempted"[Mesh] OR "Suicide, Completed"[Mesh] OR "Suicide"[Mesh:NoExp] OR "Intentional Poisoning*"[Title/Abstract] OR "suicid*"[Title/Abstrac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Suicide, assisted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Euthanasia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Right to Die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Suicide, Assisted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"assisted suicide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"Euthanasia"[Title/Abstract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"physician-assisted suicide"[Title/Abstract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"Right to Die"[Title/Abstract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9">
          <table:table-cell table:style-name="ce12" office:value-type="string" calcext:value-type="string">
            <text:p>SUICIDE</text:p>
          </table:table-cell>
          <table:table-cell table:style-name="ce15" office:value-type="string" calcext:value-type="string">
            <text:p>EXCLUDE</text:p>
          </table:table-cell>
          <table:table-cell table:style-name="ce12" office:value-type="string" calcext:value-type="string">
            <text:p>Combined</text:p>
          </table:table-cell>
          <table:table-cell office:value-type="string" calcext:value-type="string">
            <text:p>"Suicide, assisted"[Mesh] OR "Euthanasia"[Mesh] OR "Right to Die"[Mesh] OR "Suicide, Assisted"[Mesh] OR "assisted suicide"[Title/Abstract] OR "Euthanasia"[Title/Abstract] OR "physician-assisted suicide"[Title/Abstract] OR "Right to Die"[Title/Abstract]</text:p>
          </table:table-cell>
          <table:table-cell table:formula="of:=COM.MICROSOFT.TEXTJOIN(&quot; OR &quot;;1;[.D12:.D19])" office:value-type="string" office:string-value="&quot;Suicide, assisted&quot;[Mesh] OR &quot;Euthanasia&quot;[Mesh] OR &quot;Right to Die&quot;[Mesh] OR &quot;Suicide, Assisted&quot;[Mesh] OR &quot;assisted suicide&quot;[Title/Abstract] OR &quot;Euthanasia&quot;[Title/Abstract] OR &quot;physician-assisted suicide&quot;[Title/Abstract] OR &quot;Right to Die&quot;[Title/Abstract]" calcext:value-type="string">
            <text:p>"Suicide, assisted"[Mesh] OR "Euthanasia"[Mesh] OR "Right to Die"[Mesh] OR "Suicide, Assisted"[Mesh] OR "assisted suicide"[Title/Abstract] OR "Euthanasia"[Title/Abstract] OR "physician-assisted suicide"[Title/Abstract] OR "Right to Die"[Title/Abstrac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Mediation Analysis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Mendelian Randomization Analysis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Analysis of Moment Structure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Ancestral directed acyclic graph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Ancestral graph factorization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Ancestral graph Markov blanket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Ancestral graph Markov model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Ancestral Graph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Bayesian network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ancestral graph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belief network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counterfactual graph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deep lear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diagram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directed acyclic graph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discovery mi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discovery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effect inference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Effect Networks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feature lear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feature selection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graph discovery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inference discovery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inference lear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influence diagram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influence map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lear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map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Markov blanket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Markov propert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Model Selection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network discovery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Path Diagram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path discovery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probabilistic graphical model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profil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reinforcement lear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relationship mi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skeleton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structure identification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structure lear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structure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variable lear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variable selection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tion discovery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“Computational Causal*”[Title/Abstract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nfirmatory Factor Analysis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ntrol Function Approach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ntrol function method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unterfactual analysis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unterfactual flow diagram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unterfactual Framework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unterfactual Graph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unterfactual influence diagram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unterfactual influence map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unterfactual Markov blanket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unterfactual Markov property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d-separation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Differences in differences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Directed acyclic causal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Directed Acyclic Graph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Directed Ancestral Graph*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Directed Separator Graph*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do-calculus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Doubly robust estimat*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Exploratory causal inference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G-calibration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G-computation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G-estimation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G-formula*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G-method*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Instrumental variable*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Latent Profile Analysis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Latent Structure Analysis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Latent Variable Analysis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Latent Variable Model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Linear structural relations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Marginal structural*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Maximal ancestral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Measurement Models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Mechanistic inference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Mediation analys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Mendelian randomization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Neyman-Rubin Causal Model"[Title/Abstract]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Partial Ancestral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Path analys*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Path Analysis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Potential outcome*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Potential Outcomes Framework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Regression discontinuity design*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Rubin Causal Model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Rubin causal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Single-World Intervention Graph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Statistical Latent Variable Modeling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Structural Causal Model*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Structural equation*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Structural Relations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Synthetic control*"[Title/Abstract]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Targeted Maximum Likelihood Estimation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The principal stratification method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Two-Stage Least Squares"[Title/Abstract]</text:p>
          </table:table-cell>
          <table:table-cell table:style-name="Default"/>
          <table:table-cell table:number-columns-repeated="1019"/>
        </table:table-row>
        <table:table-row table:style-name="ro10">
          <table:table-cell table:style-name="ce12" office:value-type="string" calcext:value-type="string">
            <text:p>Method</text:p>
          </table:table-cell>
          <table:table-cell table:style-name="ce12" office:value-type="string" calcext:value-type="string">
            <text:p>INCLUDE</text:p>
          </table:table-cell>
          <table:table-cell table:style-name="ce12" office:value-type="string" calcext:value-type="string">
            <text:p>Combined</text:p>
          </table:table-cell>
          <table:table-cell office:value-type="string" calcext:value-type="string">
            <text:p>"Mediation Analysis"[Mesh] OR "Mendelian Randomization Analysis"[MeSH] OR "Analysis of Moment Structure*"[Title/Abstract] OR "Ancestral directed acyclic graph"[Title/Abstract] OR "Ancestral graph factorization"[Title/Abstract] OR "Ancestral graph Markov blanket"[Title/Abstract] OR "Ancestral graph Markov model"[Title/Abstract] OR "Ancestral Graph"[Title/Abstract] OR "Bayesian network*"[Title/Abstract] OR "Causal ancestral graph"[Title/Abstract] OR "Causal belief network"[Title/Abstract] OR "Causal counterfactual graph"[Title/Abstract] OR "causal deep learning"[Title/Abstract] OR "Causal diagram"[Title/Abstract] OR "Causal directed acyclic graph*"[Title/Abstract] OR "Causal discovery mining"[Title/Abstract] OR "Causal discovery"[Title/Abstract] OR "Causal effect inference"[Title/Abstract] OR "Causal Effect Networks"[Title/Abstract] OR "Causal feature learning"[Title/Abstract] OR "Causal feature selection"[Title/Abstract] OR "Causal graph discovery"[Title/Abstract] OR "Causal inference discovery"[Title/Abstract] OR "Causal inference learning"[Title/Abstract] OR "Causal influence diagram*"[Title/Abstract] OR "Causal influence map*"[Title/Abstract] OR "Causal learning"[Title/Abstract] OR "Causal map*"[Title/Abstract] OR "Causal Markov blanket*"[Title/Abstract] OR "Causal Markov propert*"[Title/Abstract] OR "Causal Model Selection"[Title/Abstract] OR "Causal network discovery"[Title/Abstract] OR "Causal Path Diagram*"[Title/Abstract] OR "Causal path discovery"[Title/Abstract] OR "Causal probabilistic graphical model"[Title/Abstract] OR "causal profil*"[Title/Abstract] OR "causal reinforcement learning"[Title/Abstract] OR "Causal relationship mining"[Title/Abstract] OR "Causal skeleton"[Title/Abstract] OR "Causal structure identification"[Title/Abstract] OR "Causal structure learning"[Title/Abstract] OR "Causal structure"[Title/Abstract] OR "Causal variable learning"[Title/Abstract] OR "Causal variable selection"[Title/Abstract] OR "Causation discovery"[Title/Abstract] OR “Computational Causal*”[Title/Abstract] OR "Confirmatory Factor Analysis"[Title/Abstract] OR "Control Function Approach"[Title/Abstract] OR "Control function method"[Title/Abstract] OR "Counterfactual analysis"[Title/Abstract] OR "Counterfactual flow diagram"[Title/Abstract] OR "Counterfactual Framework"[Title/Abstract] OR "Counterfactual Graph"[Title/Abstract] OR "Counterfactual influence diagram"[Title/Abstract] OR "Counterfactual influence map"[Title/Abstract] OR "Counterfactual Markov blanket"[Title/Abstract] OR "Counterfactual Markov property"[Title/Abstract] OR "d-separation"[Title/Abstract] OR "Differences in differences"[Title/Abstract] OR "Directed acyclic causal"[Title/Abstract] OR "Directed Acyclic Graph*"[Title/Abstract] OR "Directed Ancestral Graph*"[Title/Abstract] OR "Directed Separator Graph*"[Title/Abstract] OR "do-calculus"[Title/Abstract] OR "Doubly robust estimat*"[Title/Abstract] OR "Exploratory causal inference"[Title/Abstract] OR "G-calibration"[Title/Abstract] OR "G-computation"[Title/Abstract] OR "G-estimation"[Title/Abstract] OR "G-formula*"[Title/Abstract] OR "G-method*"[Title/Abstract] OR "Instrumental variable*"[Title/Abstract] OR "Latent Profile Analysis"[Title/Abstract] OR "Latent Structure Analysis"[Title/Abstract] OR "Latent Variable Analysis"[Title/Abstract] OR "Latent Variable Model"[Title/Abstract] OR "Linear structural relations"[Title/Abstract] OR "Marginal structural*"[Title/Abstract] OR "Maximal ancestral"[Title/Abstract] OR "Measurement Models"[Title/Abstract] OR "Mechanistic inference"[Title/Abstract] OR "Mediation analys*"[Title/Abstract] OR "Mendelian randomization"[Title/Abstract] OR "Neyman-Rubin Causal Model"[Title/Abstract] OR "Partial Ancestral"[Title/Abstract] OR "Path analys*"[Title/Abstract] OR "Path Analysis"[Title/Abstract] OR "Potential outcome*"[Title/Abstract] OR "Potential Outcomes Framework"[Title/Abstract] OR "Regression discontinuity design*"[Title/Abstract] OR "Rubin Causal Model"[Title/Abstract] OR "Rubin causal"[Title/Abstract] OR "Single-World Intervention Graph"[Title/Abstract] OR "Statistical Latent Variable Modeling"[Title/Abstract] OR "Structural Causal Model*"[Title/Abstract] OR "Structural equation*"[Title/Abstract] OR "Structural Relations"[Title/Abstract] OR "Synthetic control*"[Title/Abstract] OR "Targeted Maximum Likelihood Estimation"[Title/Abstract] OR "The principal stratification method"[Title/Abstract] OR "Two-Stage Least Squares"[Title/Abstract]</text:p>
          </table:table-cell>
          <table:table-cell table:formula="of:=COM.MICROSOFT.TEXTJOIN(&quot; OR &quot;;1;[.D21:.D121])" office:value-type="string" office:string-value="&quot;Mediation Analysis&quot;[Mesh] OR &quot;Mendelian Randomization Analysis&quot;[MeSH] OR &quot;Analysis of Moment Structure*&quot;[Title/Abstract] OR &quot;Ancestral directed acyclic graph&quot;[Title/Abstract] OR &quot;Ancestral graph factorization&quot;[Title/Abstract] OR &quot;Ancestral graph Markov blanket&quot;[Title/Abstract] OR &quot;Ancestral graph Markov model&quot;[Title/Abstract] OR &quot;Ancestral Graph&quot;[Title/Abstract] OR &quot;Bayesian network*&quot;[Title/Abstract] OR &quot;Causal ancestral graph&quot;[Title/Abstract] OR &quot;Causal belief network&quot;[Title/Abstract] OR &quot;Causal counterfactual graph&quot;[Title/Abstract] OR &quot;causal deep learning&quot;[Title/Abstract] OR &quot;Causal diagram&quot;[Title/Abstract] OR &quot;Causal directed acyclic graph*&quot;[Title/Abstract] OR &quot;Causal discovery mining&quot;[Title/Abstract] OR &quot;Causal discovery&quot;[Title/Abstract] OR &quot;Causal effect inference&quot;[Title/Abstract] OR &quot;Causal Effect Networks&quot;[Title/Abstract] OR &quot;Causal feature learning&quot;[Title/Abstract] OR &quot;Causal feature selection&quot;[Title/Abstract] OR &quot;Causal graph discovery&quot;[Title/Abstract] OR &quot;Causal inference discovery&quot;[Title/Abstract] OR &quot;Causal inference learning&quot;[Title/Abstract] OR &quot;Causal influence diagram*&quot;[Title/Abstract] OR &quot;Causal influence map*&quot;[Title/Abstract] OR &quot;Causal learning&quot;[Title/Abstract] OR &quot;Causal map*&quot;[Title/Abstract] OR &quot;Causal Markov blanket*&quot;[Title/Abstract] OR &quot;Causal Markov propert*&quot;[Title/Abstract] OR &quot;Causal Model Selection&quot;[Title/Abstract] OR &quot;Causal network discovery&quot;[Title/Abstract] OR &quot;Causal Path Diagram*&quot;[Title/Abstract] OR &quot;Causal path discovery&quot;[Title/Abstract] OR &quot;Causal probabilistic graphical model&quot;[Title/Abstract] OR &quot;causal profil*&quot;[Title/Abstract] OR &quot;causal reinforcement learning&quot;[Title/Abstract] OR &quot;Causal relationship mining&quot;[Title/Abstract] OR &quot;Causal skeleton&quot;[Title/Abstract] OR &quot;Causal structure identification&quot;[Title/Abstract] OR &quot;Causal structure learning&quot;[Title/Abstract] OR &quot;Causal structure&quot;[Title/Abstract] OR &quot;Causal variable learning&quot;[Title/Abstract] OR &quot;Causal variable selection&quot;[Title/Abstract] OR &quot;Causation discovery&quot;[Title/Abstract] OR “Computational Causal*”[Title/Abstract] OR &quot;Confirmatory Factor Analysis&quot;[Title/Abstract] OR &quot;Control Function Approach&quot;[Title/Abstract] OR &quot;Control function method&quot;[Title/Abstract] OR &quot;Counterfactual analysis&quot;[Title/Abstract] OR &quot;Counterfactual flow diagram&quot;[Title/Abstract] OR &quot;Counterfactual Framework&quot;[Title/Abstract] OR &quot;Counterfactual Graph&quot;[Title/Abstract] OR &quot;Counterfactual influence diagram&quot;[Title/Abstract] OR &quot;Counterfactual influence map&quot;[Title/Abstract] OR &quot;Counterfactual Markov blanket&quot;[Title/Abstract] OR &quot;Counterfactual Markov property&quot;[Title/Abstract] OR &quot;d-separation&quot;[Title/Abstract] OR &quot;Differences in differences&quot;[Title/Abstract] OR &quot;Directed acyclic causal&quot;[Title/Abstract] OR &quot;Directed Acyclic Graph*&quot;[Title/Abstract] OR &quot;Directed Ancestral Graph*&quot;[Title/Abstract] OR &quot;Directed Separator Graph*&quot;[Title/Abstract] OR &quot;do-calculus&quot;[Title/Abstract] OR &quot;Doubly robust estimat*&quot;[Title/Abstract] OR &quot;Exploratory causal inference&quot;[Title/Abstract] OR &quot;G-calibration&quot;[Title/Abstract] OR &quot;G-computation&quot;[Title/Abstract] OR &quot;G-estimation&quot;[Title/Abstract] OR &quot;G-formula*&quot;[Title/Abstract] OR &quot;G-method*&quot;[Title/Abstract] OR &quot;Instrumental variable*&quot;[Title/Abstract] OR &quot;Latent Profile Analysis&quot;[Title/Abstract] OR &quot;Latent Structure Analysis&quot;[Title/Abstract] OR &quot;Latent Variable Analysis&quot;[Title/Abstract] OR &quot;Latent Variable Model&quot;[Title/Abstract] OR &quot;Linear structural relations&quot;[Title/Abstract] OR &quot;Marginal structural*&quot;[Title/Abstract] OR &quot;Maximal ancestral&quot;[Title/Abstract] OR &quot;Measurement Models&quot;[Title/Abstract] OR &quot;Mechanistic inference&quot;[Title/Abstract] OR &quot;Mediation analys*&quot;[Title/Abstract] OR &quot;Mendelian randomization&quot;[Title/Abstract] OR &quot;Neyman-Rubin Causal Model&quot;[Title/Abstract] OR &quot;Partial Ancestral&quot;[Title/Abstract] OR &quot;Path analys*&quot;[Title/Abstract] OR &quot;Path Analysis&quot;[Title/Abstract] OR &quot;Potential outcome*&quot;[Title/Abstract] OR &quot;Potential Outcomes Framework&quot;[Title/Abstract] OR &quot;Regression discontinuity design*&quot;[Title/Abstract] OR &quot;Rubin Causal Model&quot;[Title/Abstract] OR &quot;Rubin causal&quot;[Title/Abstract] OR &quot;Single-World Intervention Graph&quot;[Title/Abstract] OR &quot;Statistical Latent Variable Modeling&quot;[Title/Abstract] OR &quot;Structural Causal Model*&quot;[Title/Abstract] OR &quot;Structural equation*&quot;[Title/Abstract] OR &quot;Structural Relations&quot;[Title/Abstract] OR &quot;Synthetic control*&quot;[Title/Abstract] OR &quot;Targeted Maximum Likelihood Estimation&quot;[Title/Abstract] OR &quot;The principal stratification method&quot;[Title/Abstract] OR &quot;Two-Stage Least Squares&quot;[Title/Abstract]" calcext:value-type="string">
            <text:p>"Mediation Analysis"[Mesh] OR "Mendelian Randomization Analysis"[MeSH] OR "Analysis of Moment Structure*"[Title/Abstract] OR "Ancestral directed acyclic graph"[Title/Abstract] OR "Ancestral graph factorization"[Title/Abstract] OR "Ancestral graph Markov blanket"[Title/Abstract] OR "Ancestral graph Markov model"[Title/Abstract] OR "Ancestral Graph"[Title/Abstract] OR "Bayesian network*"[Title/Abstract] OR "Causal ancestral graph"[Title/Abstract] OR "Causal belief network"[Title/Abstract] OR "Causal counterfactual graph"[Title/Abstract] OR "causal deep learning"[Title/Abstract] OR "Causal diagram"[Title/Abstract] OR "Causal directed acyclic graph*"[Title/Abstract] OR "Causal discovery mining"[Title/Abstract] OR "Causal discovery"[Title/Abstract] OR "Causal effect inference"[Title/Abstract] OR "Causal Effect Networks"[Title/Abstract] OR "Causal feature learning"[Title/Abstract] OR "Causal feature selection"[Title/Abstract] OR "Causal graph discovery"[Title/Abstract] OR "Causal inference discovery"[Title/Abstract] OR "Causal inference learning"[Title/Abstract] OR "Causal influence diagram*"[Title/Abstract] OR "Causal influence map*"[Title/Abstract] OR "Causal learning"[Title/Abstract] OR "Causal map*"[Title/Abstract] OR "Causal Markov blanket*"[Title/Abstract] OR "Causal Markov propert*"[Title/Abstract] OR "Causal Model Selection"[Title/Abstract] OR "Causal network discovery"[Title/Abstract] OR "Causal Path Diagram*"[Title/Abstract] OR "Causal path discovery"[Title/Abstract] OR "Causal probabilistic graphical model"[Title/Abstract] OR "causal profil*"[Title/Abstract] OR "causal reinforcement learning"[Title/Abstract] OR "Causal relationship mining"[Title/Abstract] OR "Causal skeleton"[Title/Abstract] OR "Causal structure identification"[Title/Abstract] OR "Causal structure learning"[Title/Abstract] OR "Causal structure"[Title/Abstract] OR "Causal variable learning"[Title/Abstract] OR "Causal variable selection"[Title/Abstract] OR "Causation discovery"[Title/Abstract] OR “Computational Causal*”[Title/Abstract] OR "Confirmatory Factor Analysis"[Title/Abstract] OR "Control Function Approach"[Title/Abstract] OR "Control function method"[Title/Abstract] OR "Counterfactual analysis"[Title/Abstract] OR "Counterfactual flow diagram"[Title/Abstract] OR "Counterfactual Framework"[Title/Abstract] OR "Counterfactual Graph"[Title/Abstract] OR "Counterfactual influence diagram"[Title/Abstract] OR "Counterfactual influence map"[Title/Abstract] OR "Counterfactual Markov blanket"[Title/Abstract] OR "Counterfactual Markov property"[Title/Abstract] OR "d-separation"[Title/Abstract] OR "Differences in differences"[Title/Abstract] OR "Directed acyclic causal"[Title/Abstract] OR "Directed Acyclic Graph*"[Title/Abstract] OR "Directed Ancestral Graph*"[Title/Abstract] OR "Directed Separator Graph*"[Title/Abstract] OR "do-calculus"[Title/Abstract] OR "Doubly robust estimat*"[Title/Abstract] OR "Exploratory causal inference"[Title/Abstract] OR "G-calibration"[Title/Abstract] OR "G-computation"[Title/Abstract] OR "G-estimation"[Title/Abstract] OR "G-formula*"[Title/Abstract] OR "G-method*"[Title/Abstract] OR "Instrumental variable*"[Title/Abstract] OR "Latent Profile Analysis"[Title/Abstract] OR "Latent Structure Analysis"[Title/Abstract] OR "Latent Variable Analysis"[Title/Abstract] OR "Latent Variable Model"[Title/Abstract] OR "Linear structural relations"[Title/Abstract] OR "Marginal structural*"[Title/Abstract] OR "Maximal ancestral"[Title/Abstract] OR "Measurement Models"[Title/Abstract] OR "Mechanistic inference"[Title/Abstract] OR "Mediation analys*"[Title/Abstract] OR "Mendelian randomization"[Title/Abstract] OR "Neyman-Rubin Causal Model"[Title/Abstract] OR "Partial Ancestral"[Title/Abstract] OR "Path analys*"[Title/Abstract] OR "Path Analysis"[Title/Abstract] OR "Potential outcome*"[Title/Abstract] OR "Potential Outcomes Framework"[Title/Abstract] OR "Regression discontinuity design*"[Title/Abstract] OR "Rubin Causal Model"[Title/Abstract] OR "Rubin causal"[Title/Abstract] OR "Single-World Intervention Graph"[Title/Abstract] OR "Statistical Latent Variable Modeling"[Title/Abstract] OR "Structural Causal Model*"[Title/Abstract] OR "Structural equation*"[Title/Abstract] OR "Structural Relations"[Title/Abstract] OR "Synthetic control*"[Title/Abstract] OR "Targeted Maximum Likelihood Estimation"[Title/Abstract] OR "The principal stratification method"[Title/Abstract] OR "Two-Stage Least Squares"[Title/Abstrac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"theoretical anal*"[Title/Abstract]</text:p>
          </table:table-cell>
          <table:table-cell table:number-columns-spanned="1" table:number-rows-spanned="3"/>
          <table:table-cell table:number-columns-repeated="1019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"graph analytic*"[Title/Abstract]</text:p>
          </table:table-cell>
          <table:covered-table-cell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"graph theoret*"[Title/Abstract]</text:p>
          </table:table-cell>
          <table:covered-table-cell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1">
          <table:table-cell table:style-name="ce12" office:value-type="string" calcext:value-type="string">
            <text:p>Method</text:p>
          </table:table-cell>
          <table:table-cell table:style-name="ce12" office:value-type="string" calcext:value-type="string">
            <text:p>EXCLUDE</text:p>
          </table:table-cell>
          <table:table-cell table:style-name="ce12" office:value-type="string" calcext:value-type="string">
            <text:p>Combined</text:p>
          </table:table-cell>
          <table:table-cell office:value-type="string" calcext:value-type="string">
            <text:p>"theoretical anal*"[Title/Abstract] OR "graph analytic*"[Title/Abstract] OR "graph theoret*"[Title/Abstract]</text:p>
          </table:table-cell>
          <table:table-cell table:formula="of:=COM.MICROSOFT.TEXTJOIN(&quot; OR &quot;;1;[.D123:.D125])" office:value-type="string" office:string-value="&quot;theoretical anal*&quot;[Title/Abstract] OR &quot;graph analytic*&quot;[Title/Abstract] OR &quot;graph theoret*&quot;[Title/Abstract]" calcext:value-type="string">
            <text:p>"theoretical anal*"[Title/Abstract] OR "graph analytic*"[Title/Abstract] OR "graph theoret*"[Title/Abstrac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icle_Typ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ublication Type</text:p>
          </table:table-cell>
          <table:table-cell office:value-type="string" calcext:value-type="string">
            <text:p>"Review" [Publication Typ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cle_Typ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ublication Type</text:p>
          </table:table-cell>
          <table:table-cell office:value-type="string" calcext:value-type="string">
            <text:p>"Systematic Review" [Publication Typ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cle_Typ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ublication Type</text:p>
          </table:table-cell>
          <table:table-cell office:value-type="string" calcext:value-type="string">
            <text:p>"Meta-Analysis" [Publication Typ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cle_Typ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ublication Type</text:p>
          </table:table-cell>
          <table:table-cell office:value-type="string" calcext:value-type="string">
            <text:p>"Network Meta-Analysis"[Mesh]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cle_Typ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ublication Type</text:p>
          </table:table-cell>
          <table:table-cell office:value-type="string" calcext:value-type="string">
            <text:p>"Review"[Titl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cle_Typ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"Systematic-Review"[Titl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cle_Typ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"Meta-Analysis"[Title]</text:p>
          </table:table-cell>
          <table:table-cell table:number-columns-repeated="1020"/>
        </table:table-row>
        <table:table-row table:style-name="ro8">
          <table:table-cell table:style-name="ce12" office:value-type="string" calcext:value-type="string">
            <text:p>Article_Type</text:p>
          </table:table-cell>
          <table:table-cell table:style-name="ce12" office:value-type="string" calcext:value-type="string">
            <text:p>EXCLUDE</text:p>
          </table:table-cell>
          <table:table-cell table:style-name="ce12" office:value-type="string" calcext:value-type="string">
            <text:p>Combined</text:p>
          </table:table-cell>
          <table:table-cell office:value-type="string" calcext:value-type="string">
            <text:p>"Review" [Publication Type] OR "Systematic Review" [Publication Type] OR "Meta-Analysis" [Publication Type] OR "Network Meta-Analysis"[Mesh] <text:s/>OR "Review"[Title] OR "Systematic-Review"[Title] OR "Meta-Analysis"[Title]</text:p>
          </table:table-cell>
          <table:table-cell table:formula="of:=COM.MICROSOFT.TEXTJOIN(&quot; OR &quot;;1;[.D127:.D133])" office:value-type="string" office:string-value="&quot;Review&quot; [Publication Type] OR &quot;Systematic Review&quot; [Publication Type] OR &quot;Meta-Analysis&quot; [Publication Type] OR &quot;Network Meta-Analysis&quot;[Mesh]  OR &quot;Review&quot;[Title] OR &quot;Systematic-Review&quot;[Title] OR &quot;Meta-Analysis&quot;[Title]" calcext:value-type="string">
            <text:p>"Review" [Publication Type] OR "Systematic Review" [Publication Type] OR "Meta-Analysis" [Publication Type] OR "Network Meta-Analysis"[Mesh] <text:s/>OR "Review"[Title] OR "Systematic-Review"[Title] OR "Meta-Analysis"[Title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Adolescent"[Mesh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Child"[Mesh]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Population</text:p>
          </table:table-cell>
          <table:table-cell table:style-name="ce12" office:value-type="string" calcext:value-type="string">
            <text:p>EXCLUDE</text:p>
          </table:table-cell>
          <table:table-cell table:style-name="ce12" office:value-type="string" calcext:value-type="string">
            <text:p>Combined</text:p>
          </table:table-cell>
          <table:table-cell office:value-type="string" calcext:value-type="string">
            <text:p>"Adolescent"[Mesh] OR "Child"[Mesh]</text:p>
          </table:table-cell>
          <table:table-cell table:formula="of:=COM.MICROSOFT.TEXTJOIN(&quot; OR &quot;;1;[.D135:.D136])" office:value-type="string" office:string-value="&quot;Adolescent&quot;[Mesh] OR &quot;Child&quot;[Mesh]" calcext:value-type="string">
            <text:p>"Adolescent"[Mesh] OR "Child"[Mesh]</text:p>
          </table:table-cell>
          <table:table-cell table:number-columns-repeated="1019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usation discovery</text:p>
          </table:table-cell>
          <table:table-cell table:formula="of:=CONCATENATE(CHAR(34);[.A1];CHAR(34);&quot;[Title/Abstract]&quot;)" office:value-type="string" office:string-value="&quot;Causation discovery&quot;[Title/Abstract]" calcext:value-type="string">
            <text:p>"Causation discovery"[Title/Abstract]</text:p>
          </table:table-cell>
        </table:table-row>
        <table:table-row table:style-name="ro1">
          <table:table-cell office:value-type="string" calcext:value-type="string">
            <text:p>Causal structure learning</text:p>
          </table:table-cell>
          <table:table-cell table:formula="of:=CONCATENATE(CHAR(34);[.A2];CHAR(34);&quot;[Title/Abstract]&quot;)" office:value-type="string" office:string-value="&quot;Causal structure learning&quot;[Title/Abstract]" calcext:value-type="string">
            <text:p>"Causal structure learning"[Title/Abstract]</text:p>
          </table:table-cell>
        </table:table-row>
        <table:table-row table:style-name="ro1">
          <table:table-cell office:value-type="string" calcext:value-type="string">
            <text:p>Causal inference discovery</text:p>
          </table:table-cell>
          <table:table-cell table:formula="of:=CONCATENATE(CHAR(34);[.A3];CHAR(34);&quot;[Title/Abstract]&quot;)" office:value-type="string" office:string-value="&quot;Causal inference discovery&quot;[Title/Abstract]" calcext:value-type="string">
            <text:p>"Causal inference discovery"[Title/Abstract]</text:p>
          </table:table-cell>
        </table:table-row>
        <table:table-row table:style-name="ro1">
          <table:table-cell office:value-type="string" calcext:value-type="string">
            <text:p>Exploratory causal inference</text:p>
          </table:table-cell>
          <table:table-cell table:formula="of:=CONCATENATE(CHAR(34);[.A4];CHAR(34);&quot;[Title/Abstract]&quot;)" office:value-type="string" office:string-value="&quot;Exploratory causal inference&quot;[Title/Abstract]" calcext:value-type="string">
            <text:p>"Exploratory causal inference"[Title/Abstract]</text:p>
          </table:table-cell>
        </table:table-row>
        <table:table-row table:style-name="ro1">
          <table:table-cell office:value-type="string" calcext:value-type="string">
            <text:p>Mechanistic inference</text:p>
          </table:table-cell>
          <table:table-cell table:formula="of:=CONCATENATE(CHAR(34);[.A5];CHAR(34);&quot;[Title/Abstract]&quot;)" office:value-type="string" office:string-value="&quot;Mechanistic inference&quot;[Title/Abstract]" calcext:value-type="string">
            <text:p>"Mechanistic inference"[Title/Abstract]</text:p>
          </table:table-cell>
        </table:table-row>
        <table:table-row table:style-name="ro1">
          <table:table-cell office:value-type="string" calcext:value-type="string">
            <text:p>Causal discovery mining</text:p>
          </table:table-cell>
          <table:table-cell table:formula="of:=CONCATENATE(CHAR(34);[.A6];CHAR(34);&quot;[Title/Abstract]&quot;)" office:value-type="string" office:string-value="&quot;Causal discovery mining&quot;[Title/Abstract]" calcext:value-type="string">
            <text:p>"Causal discovery mining"[Title/Abstract]</text:p>
          </table:table-cell>
        </table:table-row>
        <table:table-row table:style-name="ro1">
          <table:table-cell office:value-type="string" calcext:value-type="string">
            <text:p>Causal relationship mining</text:p>
          </table:table-cell>
          <table:table-cell table:formula="of:=CONCATENATE(CHAR(34);[.A7];CHAR(34);&quot;[Title/Abstract]&quot;)" office:value-type="string" office:string-value="&quot;Causal relationship mining&quot;[Title/Abstract]" calcext:value-type="string">
            <text:p>"Causal relationship mining"[Title/Abstract]</text:p>
          </table:table-cell>
        </table:table-row>
        <table:table-row table:style-name="ro1">
          <table:table-cell office:value-type="string" calcext:value-type="string">
            <text:p>Causal structure identification</text:p>
          </table:table-cell>
          <table:table-cell table:formula="of:=CONCATENATE(CHAR(34);[.A8];CHAR(34);&quot;[Title/Abstract]&quot;)" office:value-type="string" office:string-value="&quot;Causal structure identification&quot;[Title/Abstract]" calcext:value-type="string">
            <text:p>"Causal structure identification"[Title/Abstract]</text:p>
          </table:table-cell>
        </table:table-row>
        <table:table-row table:style-name="ro1">
          <table:table-cell office:value-type="string" calcext:value-type="string">
            <text:p>Causal inference learning</text:p>
          </table:table-cell>
          <table:table-cell table:formula="of:=CONCATENATE(CHAR(34);[.A9];CHAR(34);&quot;[Title/Abstract]&quot;)" office:value-type="string" office:string-value="&quot;Causal inference learning&quot;[Title/Abstract]" calcext:value-type="string">
            <text:p>"Causal inference learning"[Title/Abstract]</text:p>
          </table:table-cell>
        </table:table-row>
        <table:table-row table:style-name="ro1">
          <table:table-cell office:value-type="string" calcext:value-type="string">
            <text:p>Causal graph discovery</text:p>
          </table:table-cell>
          <table:table-cell table:formula="of:=CONCATENATE(CHAR(34);[.A10];CHAR(34);&quot;[Title/Abstract]&quot;)" office:value-type="string" office:string-value="&quot;Causal graph discovery&quot;[Title/Abstract]" calcext:value-type="string">
            <text:p>"Causal graph discovery"[Title/Abstract]</text:p>
          </table:table-cell>
        </table:table-row>
        <table:table-row table:style-name="ro1">
          <table:table-cell office:value-type="string" calcext:value-type="string">
            <text:p>Causal network discovery</text:p>
          </table:table-cell>
          <table:table-cell table:formula="of:=CONCATENATE(CHAR(34);[.A11];CHAR(34);&quot;[Title/Abstract]&quot;)" office:value-type="string" office:string-value="&quot;Causal network discovery&quot;[Title/Abstract]" calcext:value-type="string">
            <text:p>"Causal network discovery"[Title/Abstract]</text:p>
          </table:table-cell>
        </table:table-row>
        <table:table-row table:style-name="ro1">
          <table:table-cell office:value-type="string" calcext:value-type="string">
            <text:p>Causal path discovery</text:p>
          </table:table-cell>
          <table:table-cell table:formula="of:=CONCATENATE(CHAR(34);[.A12];CHAR(34);&quot;[Title/Abstract]&quot;)" office:value-type="string" office:string-value="&quot;Causal path discovery&quot;[Title/Abstract]" calcext:value-type="string">
            <text:p>"Causal path discovery"[Title/Abstract]</text:p>
          </table:table-cell>
        </table:table-row>
        <table:table-row table:style-name="ro1">
          <table:table-cell office:value-type="string" calcext:value-type="string">
            <text:p>Causal effect inference</text:p>
          </table:table-cell>
          <table:table-cell table:formula="of:=CONCATENATE(CHAR(34);[.A13];CHAR(34);&quot;[Title/Abstract]&quot;)" office:value-type="string" office:string-value="&quot;Causal effect inference&quot;[Title/Abstract]" calcext:value-type="string">
            <text:p>"Causal effect inference"[Title/Abstract]</text:p>
          </table:table-cell>
        </table:table-row>
        <table:table-row table:style-name="ro1">
          <table:table-cell office:value-type="string" calcext:value-type="string">
            <text:p>Counterfactual analysis</text:p>
          </table:table-cell>
          <table:table-cell table:formula="of:=CONCATENATE(CHAR(34);[.A14];CHAR(34);&quot;[Title/Abstract]&quot;)" office:value-type="string" office:string-value="&quot;Counterfactual analysis&quot;[Title/Abstract]" calcext:value-type="string">
            <text:p>"Counterfactual analysis"[Title/Abstract]</text:p>
          </table:table-cell>
        </table:table-row>
        <table:table-row table:style-name="ro1">
          <table:table-cell office:value-type="string" calcext:value-type="string">
            <text:p>Causal feature selection</text:p>
          </table:table-cell>
          <table:table-cell table:formula="of:=CONCATENATE(CHAR(34);[.A15];CHAR(34);&quot;[Title/Abstract]&quot;)" office:value-type="string" office:string-value="&quot;Causal feature selection&quot;[Title/Abstract]" calcext:value-type="string">
            <text:p>"Causal feature selection"[Title/Abstract]</text:p>
          </table:table-cell>
        </table:table-row>
        <table:table-row table:style-name="ro1">
          <table:table-cell office:value-type="string" calcext:value-type="string">
            <text:p>Causal feature learning</text:p>
          </table:table-cell>
          <table:table-cell table:formula="of:=CONCATENATE(CHAR(34);[.A16];CHAR(34);&quot;[Title/Abstract]&quot;)" office:value-type="string" office:string-value="&quot;Causal feature learning&quot;[Title/Abstract]" calcext:value-type="string">
            <text:p>"Causal feature learning"[Title/Abstract]</text:p>
          </table:table-cell>
        </table:table-row>
        <table:table-row table:style-name="ro1">
          <table:table-cell office:value-type="string" calcext:value-type="string">
            <text:p>Causal variable selection</text:p>
          </table:table-cell>
          <table:table-cell table:formula="of:=CONCATENATE(CHAR(34);[.A17];CHAR(34);&quot;[Title/Abstract]&quot;)" office:value-type="string" office:string-value="&quot;Causal variable selection&quot;[Title/Abstract]" calcext:value-type="string">
            <text:p>"Causal variable selection"[Title/Abstract]</text:p>
          </table:table-cell>
        </table:table-row>
        <table:table-row table:style-name="ro1">
          <table:table-cell office:value-type="string" calcext:value-type="string">
            <text:p>Causal variable learning</text:p>
          </table:table-cell>
          <table:table-cell table:formula="of:=CONCATENATE(CHAR(34);[.A18];CHAR(34);&quot;[Title/Abstract]&quot;)" office:value-type="string" office:string-value="&quot;Causal variable learning&quot;[Title/Abstract]" calcext:value-type="string">
            <text:p>"Causal variable learning"[Title/Abstract]</text:p>
          </table:table-cell>
        </table:table-row>
        <table:table-row table:style-name="ro1">
          <table:table-cell office:value-type="string" calcext:value-type="string">
            <text:p>"Causation discovery"[Title/Abstract]</text:p>
          </table:table-cell>
          <table:table-cell/>
        </table:table-row>
        <table:table-row table:style-name="ro1">
          <table:table-cell office:value-type="string" calcext:value-type="string">
            <text:p>"Causal structure learning"[Title/Abstract]</text:p>
          </table:table-cell>
          <table:table-cell/>
        </table:table-row>
        <table:table-row table:style-name="ro1">
          <table:table-cell office:value-type="string" calcext:value-type="string">
            <text:p>"Causal inference discovery"[Title/Abstract]</text:p>
          </table:table-cell>
          <table:table-cell/>
        </table:table-row>
        <table:table-row table:style-name="ro1">
          <table:table-cell office:value-type="string" calcext:value-type="string">
            <text:p>"Exploratory causal inference"[Title/Abstract]</text:p>
          </table:table-cell>
          <table:table-cell/>
        </table:table-row>
        <table:table-row table:style-name="ro1">
          <table:table-cell office:value-type="string" calcext:value-type="string">
            <text:p>"Mechanistic inference"[Title/Abstract]</text:p>
          </table:table-cell>
          <table:table-cell/>
        </table:table-row>
        <table:table-row table:style-name="ro1">
          <table:table-cell office:value-type="string" calcext:value-type="string">
            <text:p>"Causal discovery mining"[Title/Abstract]</text:p>
          </table:table-cell>
          <table:table-cell/>
        </table:table-row>
        <table:table-row table:style-name="ro1">
          <table:table-cell office:value-type="string" calcext:value-type="string">
            <text:p>"Causal relationship mining"[Title/Abstract]</text:p>
          </table:table-cell>
          <table:table-cell/>
        </table:table-row>
        <table:table-row table:style-name="ro1">
          <table:table-cell office:value-type="string" calcext:value-type="string">
            <text:p>"Causal structure identification"[Title/Abstract]</text:p>
          </table:table-cell>
          <table:table-cell/>
        </table:table-row>
        <table:table-row table:style-name="ro1">
          <table:table-cell office:value-type="string" calcext:value-type="string">
            <text:p>"Causal inference learning"[Title/Abstract]</text:p>
          </table:table-cell>
          <table:table-cell/>
        </table:table-row>
        <table:table-row table:style-name="ro1">
          <table:table-cell office:value-type="string" calcext:value-type="string">
            <text:p>"Causal graph discovery"[Title/Abstract]</text:p>
          </table:table-cell>
          <table:table-cell/>
        </table:table-row>
        <table:table-row table:style-name="ro1">
          <table:table-cell office:value-type="string" calcext:value-type="string">
            <text:p>"Causal network discovery"[Title/Abstract]</text:p>
          </table:table-cell>
          <table:table-cell/>
        </table:table-row>
        <table:table-row table:style-name="ro1">
          <table:table-cell office:value-type="string" calcext:value-type="string">
            <text:p>"Causal path discovery"[Title/Abstract]</text:p>
          </table:table-cell>
          <table:table-cell/>
        </table:table-row>
        <table:table-row table:style-name="ro1">
          <table:table-cell office:value-type="string" calcext:value-type="string">
            <text:p>"Causal effect inference"[Title/Abstract]</text:p>
          </table:table-cell>
          <table:table-cell/>
        </table:table-row>
        <table:table-row table:style-name="ro1">
          <table:table-cell office:value-type="string" calcext:value-type="string">
            <text:p>"Counterfactual analysis"[Title/Abstract]</text:p>
          </table:table-cell>
          <table:table-cell/>
        </table:table-row>
        <table:table-row table:style-name="ro1">
          <table:table-cell office:value-type="string" calcext:value-type="string">
            <text:p>"Causal feature selection"[Title/Abstract]</text:p>
          </table:table-cell>
          <table:table-cell/>
        </table:table-row>
        <table:table-row table:style-name="ro1">
          <table:table-cell office:value-type="string" calcext:value-type="string">
            <text:p>"Causal feature learning"[Title/Abstract]</text:p>
          </table:table-cell>
          <table:table-cell/>
        </table:table-row>
        <table:table-row table:style-name="ro1">
          <table:table-cell office:value-type="string" calcext:value-type="string">
            <text:p>"Causal variable selection"[Title/Abstract]</text:p>
          </table:table-cell>
          <table:table-cell/>
        </table:table-row>
        <table:table-row table:style-name="ro1">
          <table:table-cell office:value-type="string" calcext:value-type="string">
            <text:p>"Causal variable learning"[Title/Abstract]</text:p>
          </table:table-cell>
          <table:table-cell/>
        </table:table-row>
        <table:table-row table:style-name="ro1">
          <table:table-cell office:value-type="string" calcext:value-type="string">
            <text:p>"Causation discovery"[Title/Abstract] OR "Causal structure learning"[Title/Abstract] OR "Causal inference discovery"[Title/Abstract] OR "Exploratory causal inference"[Title/Abstract] OR "Mechanistic inference"[Title/Abstract] OR "Causal discovery mining"[Title/Abstract] OR "Causal relationship mining"[Title/Abstract] OR "Causal structure identification"[Title/Abstract] OR "Causal inference learning"[Title/Abstract] OR "Causal graph discovery"[Title/Abstract] OR "Causal network discovery"[Title/Abstract] OR "Causal path discovery"[Title/Abstract] OR "Causal effect inference"[Title/Abstract] OR "Counterfactual analysis"[Title/Abstract] OR "Causal feature selection"[Title/Abstract] OR "Causal feature learning"[Title/Abstract] OR "Causal variable selection"[Title/Abstract] OR "Causal variable learning"[Title/Abstract]</text:p>
          </table:table-cell>
          <table:table-cell table:formula="of:=COM.MICROSOFT.TEXTJOIN(&quot; OR &quot;;1;[.A19:.A36])" office:value-type="string" office:string-value="&quot;Causation discovery&quot;[Title/Abstract] OR &quot;Causal structure learning&quot;[Title/Abstract] OR &quot;Causal inference discovery&quot;[Title/Abstract] OR &quot;Exploratory causal inference&quot;[Title/Abstract] OR &quot;Mechanistic inference&quot;[Title/Abstract] OR &quot;Causal discovery mining&quot;[Title/Abstract] OR &quot;Causal relationship mining&quot;[Title/Abstract] OR &quot;Causal structure identification&quot;[Title/Abstract] OR &quot;Causal inference learning&quot;[Title/Abstract] OR &quot;Causal graph discovery&quot;[Title/Abstract] OR &quot;Causal network discovery&quot;[Title/Abstract] OR &quot;Causal path discovery&quot;[Title/Abstract] OR &quot;Causal effect inference&quot;[Title/Abstract] OR &quot;Counterfactual analysis&quot;[Title/Abstract] OR &quot;Causal feature selection&quot;[Title/Abstract] OR &quot;Causal feature learning&quot;[Title/Abstract] OR &quot;Causal variable selection&quot;[Title/Abstract] OR &quot;Causal variable learning&quot;[Title/Abstract]" calcext:value-type="string">
            <text:p>"Causation discovery"[Title/Abstract] OR "Causal structure learning"[Title/Abstract] OR "Causal inference discovery"[Title/Abstract] OR "Exploratory causal inference"[Title/Abstract] OR "Mechanistic inference"[Title/Abstract] OR "Causal discovery mining"[Title/Abstract] OR "Causal relationship mining"[Title/Abstract] OR "Causal structure identification"[Title/Abstract] OR "Causal inference learning"[Title/Abstract] OR "Causal graph discovery"[Title/Abstract] OR "Causal network discovery"[Title/Abstract] OR "Causal path discovery"[Title/Abstract] OR "Causal effect inference"[Title/Abstract] OR "Counterfactual analysis"[Title/Abstract] OR "Causal feature selection"[Title/Abstract] OR "Causal feature learning"[Title/Abstract] OR "Causal variable selection"[Title/Abstract] OR "Causal variable learning"[Title/Abstract]</text:p>
          </table:table-cell>
        </table:table-row>
      </table:table>
      <table:named-expressions/>
      <table:database-ranges>
        <table:database-range table:name="__Anonymous_Sheet_DB__1" table:target-range-address="query_terms.A21:query_terms.D121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 style:data-style-name="N2" text:time-value="14:01:34.655612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3T03:42:24.764622007</dc:date>
    <meta:editing-duration>P4DT1H1M49S</meta:editing-duration>
    <meta:editing-cycles>23</meta:editing-cycles>
    <meta:generator>LibreOffice/6.4.7.2$Linux_X86_64 LibreOffice_project/40$Build-2</meta:generator>
    <meta:document-statistic meta:table-count="3" meta:cell-count="758" meta:object-count="0"/>
  </office:meta>
</office:document-meta>
</file>